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262d56" officeooo:paragraph-rsid="00262d56"/>
    </style:style>
    <style:style style:name="P3" style:family="paragraph" style:parent-style-name="Title">
      <style:paragraph-properties fo:break-before="page"/>
      <style:text-properties officeooo:rsid="00262d56" officeooo:paragraph-rsid="00262d56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weight="normal" officeooo:rsid="00262d56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262d56" officeooo:paragraph-rsid="00262d56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28995d" officeooo:paragraph-rsid="0028995d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2c0d89" officeooo:paragraph-rsid="002c0d89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2d9a08" officeooo:paragraph-rsid="002d9a08" style:font-weight-asian="normal" style:font-weight-complex="normal"/>
    </style:style>
    <style:style style:name="P10" style:family="paragraph" style:parent-style-name="Text_20_body" style:list-style-name="L2">
      <style:text-properties fo:font-weight="normal" officeooo:rsid="002eef65" officeooo:paragraph-rsid="002eef65" style:font-weight-asian="normal" style:font-weight-complex="normal"/>
    </style:style>
    <style:style style:name="P11" style:family="paragraph" style:parent-style-name="Text_20_body" style:list-style-name="L1">
      <style:text-properties officeooo:rsid="00262d56" officeooo:paragraph-rsid="00262d56"/>
    </style:style>
    <style:style style:name="P12" style:family="paragraph" style:parent-style-name="Text_20_body">
      <style:text-properties officeooo:rsid="00262d56" officeooo:paragraph-rsid="002c0d89"/>
    </style:style>
    <style:style style:name="P13" style:family="paragraph" style:parent-style-name="Text_20_body">
      <style:text-properties officeooo:rsid="002a1423" officeooo:paragraph-rsid="002a1423"/>
    </style:style>
    <style:style style:name="P14" style:family="paragraph" style:parent-style-name="Text_20_body" style:list-style-name="L2">
      <style:text-properties officeooo:rsid="002a1423" officeooo:paragraph-rsid="002a1423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officeooo:rsid="002c0d89" officeooo:paragraph-rsid="002c0d89"/>
    </style:style>
    <style:style style:name="P17" style:family="paragraph" style:parent-style-name="Text_20_body" style:list-style-name="L2">
      <style:text-properties officeooo:rsid="002d9a08" officeooo:paragraph-rsid="002df1f5"/>
    </style:style>
    <style:style style:name="P18" style:family="paragraph" style:parent-style-name="Text_20_body" style:list-style-name="L2">
      <style:text-properties officeooo:rsid="002df1f5" officeooo:paragraph-rsid="002df1f5"/>
    </style:style>
    <style:style style:name="P19" style:family="paragraph" style:parent-style-name="Text_20_body" style:list-style-name="L4">
      <style:text-properties officeooo:rsid="0030a463" officeooo:paragraph-rsid="0030a463"/>
    </style:style>
    <style:style style:name="P20" style:family="paragraph" style:parent-style-name="Heading_20_3">
      <style:text-properties officeooo:rsid="00262d56" officeooo:paragraph-rsid="00262d56"/>
    </style:style>
    <style:style style:name="T1" style:family="text">
      <style:text-properties officeooo:rsid="00262d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f1f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c0d89" style:font-weight-asian="normal" style:font-weight-complex="normal"/>
    </style:style>
    <style:style style:name="T6" style:family="text">
      <style:text-properties fo:font-weight="normal" officeooo:rsid="002df1f5" style:font-weight-asian="normal" style:font-weight-complex="normal"/>
    </style:style>
    <style:style style:name="T7" style:family="text">
      <style:text-properties fo:font-weight="normal" officeooo:rsid="002eef65" style:font-weight-asian="normal" style:font-weight-complex="normal"/>
    </style:style>
    <style:style style:name="T8" style:family="text">
      <style:text-properties officeooo:rsid="002a1423"/>
    </style:style>
    <style:style style:name="T9" style:family="text">
      <style:text-properties officeooo:rsid="002a18fc"/>
    </style:style>
    <style:style style:name="T10" style:family="text">
      <style:text-properties officeooo:rsid="002c0d89"/>
    </style:style>
    <style:style style:name="T11" style:family="text">
      <style:text-properties officeooo:rsid="002df1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uille d’exercices Git</text:p>
      <text:p text:style-name="P2"/>
      <text:h text:style-name="P20" text:outline-level="3">Créer un nouveau dépôt git</text:h>
      <text:p text:style-name="P12">Munissez vous de la feuille “mémento des commandes git”. Déplacez vous avec un terminal dans le dossier des exercices pythons. <text:span text:style-name="T10">Nous allons utilisez ce code comme un projet logiciel à suivre à l’aide de git.</text:span></text:p>
      <text:list xml:id="list120937076" text:style-name="L1">
        <text:list-item>
          <text:p text:style-name="P4"><text:span text:style-name="T1">C</text:span>réer un nouveau dépôt <text:span text:style-name="T1">à cet endroit</text:span> avec <text:span text:style-name="T2">git init.</text:span></text:p>
        </text:list-item>
        <text:list-item>
          <text:p text:style-name="P5">Afficher l’état du dépôt. Que signifie non suivi ?</text:p>
        </text:list-item>
        <text:list-item>
          <text:p text:style-name="P6">Afficher la liste des commits du dépôt pour constater qu’il n’y en a aucun.</text:p>
        </text:list-item>
        <text:list-item>
          <text:p text:style-name="P11"><text:span text:style-name="T4">Essayer de créer un commit directement avec </text:span><text:span text:style-name="T2">git commit -m. </text:span><text:span text:style-name="T4">Pourquoi cela échoue-t-il ?</text:span></text:p>
        </text:list-item>
        <text:list-item>
          <text:p text:style-name="P6">Ajouter tous les fichiers au suivi. Vérifier l’état avec <text:span text:style-name="T2">status</text:span>. <text:span text:style-name="T10">L’ajout n’est pas définitif tant qu’il n’a pas été validé par un commit.</text:span></text:p>
        </text:list-item>
        <text:list-item>
          <text:p text:style-name="P8">Désinclure (unstage) un des fichiers python (qui ne sera donc pas inclus dans le prochain commit). Vérifier le résultat avec <text:span text:style-name="T2">status</text:span>.</text:p>
        </text:list-item>
        <text:list-item>
          <text:p text:style-name="P6">Vérifier le code ajouté avec <text:span text:style-name="T2">diff</text:span>.</text:p>
        </text:list-item>
        <text:list-item>
          <text:p text:style-name="P7">Valider ces modifications en créant un commit avec le message “version initiale”</text:p>
        </text:list-item>
        <text:list-item>
          <text:p text:style-name="P7">Ajouter le fichier restant supprimé précédemment et créer un autre commit avec le message “fichier oublié”.</text:p>
        </text:list-item>
        <text:list-item>
          <text:p text:style-name="P7">Modifier le message du dernier commit en “fichier restant”.</text:p>
        </text:list-item>
        <text:list-item>
          <text:p text:style-name="P9">Lancer VSCode. Ajouter le message `# une ligne supplémentaire` à la fin de deux des fichiers python. Que constatez vous dans la vue <text:span text:style-name="T2">Explorer</text:span> ? Dans la vue <text:span text:style-name="T2">Source Control</text:span> ?</text:p>
        </text:list-item>
        <text:list-item>
          <text:p text:style-name="P9">Ajouter les nouvelles modifications au suivi dans la vue <text:span text:style-name="T2">source control</text:span> et créer un nouveau commit “test VSCode”.</text:p>
        </text:list-item>
      </text:list>
      <text:h text:style-name="Heading_20_3" text:outline-level="3">Explorer <text:span text:style-name="T10">un </text:span>dépôt git</text:h>
      <text:list xml:id="list4084441740" text:style-name="L2">
        <text:list-item>
          <text:p text:style-name="P15"><text:span text:style-name="T8">Cloner le dépôt </text:span><text:a xlink:type="simple" xlink:href="https://github.com/miguelgrinberg/microblog" text:style-name="Internet_20_link" text:visited-style-name="Visited_20_Internet_20_Link"><text:span text:style-name="T8">https://github.com/miguelgrinberg/microblog</text:span></text:a></text:p>
        </text:list-item>
      </text:list>
      <text:p text:style-name="P13">Il s’agit d’<text:span text:style-name="T9">une application Flask assez complète et complexe que Miguel Grindberg vous propose de coder dans son Méga tutorial : </text:span><text:a xlink:type="simple" xlink:href="https://blog.miguelgrinberg.com/post/the-flask-mega-tutorial-part-i-hello-world" text:style-name="Internet_20_link" text:visited-style-name="Visited_20_Internet_20_Link"><text:span text:style-name="T9">https://blog.miguelgrinberg.com/post/the-flask-mega-tutorial-part-i-hello-world</text:span></text:a><text:span text:style-name="T9">. Suivre ce tutorial est un très bon exercice pour progresser en python (un peu plus dur que ce qu’on fera ici mais très bien expliqué).</text:span></text:p>
      <text:list xml:id="list194107103064543" text:continue-numbering="true" text:style-name="L2">
        <text:list-item>
          <text:p text:style-name="P14"><text:soft-page-break/>Lance<text:span text:style-name="T9">r</text:span> <text:span text:style-name="T2">git pull</text:span> et <text:span text:style-name="T2">git status. </text:span><text:span text:style-name="T5">Que remarquez vous ?</text:span></text:p>
        </text:list-item>
        <text:list-item>
          <text:p text:style-name="P14">Afficher la liste des commits du dépôt. Combien y a-t-il de chapitres ? Combien y a-t-il de commit en tout ?</text:p>
        </text:list-item>
        <text:list-item>
          <text:p text:style-name="P14">Installe<text:span text:style-name="T9">r</text:span> <text:span text:style-name="T2">tig</text:span> et explorez le dépot avec. <text:span text:style-name="T11">Utiliser les flèches et Entrer pour naviguer, </text:span><text:span text:style-name="T4">Q pour quitter </text:span><text:span text:style-name="T3">tig</text:span><text:span text:style-name="T6">.</text:span></text:p>
        </text:list-item>
        <text:list-item>
          <text:p text:style-name="P16"><text:span text:style-name="T4">Avec tig identifier le </text:span><text:span text:style-name="T6">numéro du </text:span><text:span text:style-name="T4">commit de la fin du premier chapitre dans lequel le fichier </text:span><text:span text:style-name="T2">route</text:span><text:span text:style-name="T3">s</text:span><text:span text:style-name="T2">.py</text:span><text:span text:style-name="T4"> est créé.</text:span></text:p>
        </text:list-item>
        <text:list-item>
          <text:p text:style-name="P17"><text:span text:style-name="T4">Lancer VSCode. Installer l’extension GitLens. </text:span><text:span text:style-name="T6">Aller dans la vue GitLens</text:span></text:p>
        </text:list-item>
        <text:list-item>
          <text:p text:style-name="P17"><text:span text:style-name="T6">Observer l’historique du dépôt. On y retrouve la liste des commit et les modifications de chaque commit comme dans tig. </text:span></text:p>
        </text:list-item>
        <text:list-item>
          <text:p text:style-name="P17"><text:span text:style-name="T6">Ouvrir le fichier </text:span><text:span text:style-name="T3">routes.py</text:span><text:span text:style-name="T6">. Observer l’historique du fichier.</text:span></text:p>
        </text:list-item>
        <text:list-item>
          <text:p text:style-name="P18"><text:span text:style-name="T4">Placer vous au niveau du commit ou </text:span><text:span text:style-name="T2">routes.py</text:span><text:span text:style-name="T4"> est créé avec </text:span><text:span text:style-name="T2">git checkout &lt;num_commit&gt;</text:span><text:span text:style-name="T4">. </text:span><text:span text:style-name="T2">HEAD</text:span><text:span text:style-name="T4"> pointe désormais sur ce commit. Le dépôt est dans un état “HEAD détachée”. Git status permet de le revérifier.</text:span></text:p>
        </text:list-item>
        <text:list-item>
          <text:p text:style-name="P18"><text:span text:style-name="T4">Replacer </text:span><text:span text:style-name="T2">HEAD</text:span><text:span text:style-name="T4"> au niveau du dernier commit de </text:span><text:span text:style-name="T2">master</text:span><text:span text:style-name="T4"> avec </text:span><text:span text:style-name="T2">git checkout …</text:span><text:span text:style-name="T4"> </text:span><text:span text:style-name="T7">Tout l’historique apparaît à nouveau.</text:span></text:p>
        </text:list-item>
        <text:list-item>
          <text:p text:style-name="P10">Où sont caché les fichier dans git ? Comment supprimer le suivi git d’un dépôt ?</text:p>
        </text:list-item>
      </text:list>
      <text:h text:style-name="Heading_20_3" text:outline-level="3">Branches et Merge</text:h>
      <text:p text:style-name="Text_20_body"/>
      <text:list xml:id="list1627699191" text:style-name="L4">
        <text:list-item>
          <text:p text:style-name="P19">Lister les branches</text:p>
        </text:list-item>
        <text:list-item>
          <text:p text:style-name="P19">Créer une nouvelle branche ???</text:p>
        </text:list-item>
        <text:list-item>
          <text:p text:style-name="P19">Ajouter telle modification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oto Sans1" fo:font-family="'Noto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oto Sans2" fo:font-family="'Noto Sans'" style:font-style-name="Italique gras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oto Sans1" fo:font-family="'Noto Sans'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oto Sans2" fo:font-family="'Noto Sans'" style:font-style-name="Italique gras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oto Sans1" fo:font-family="'Noto Sans'" style:font-style-name="Gras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oto Sans1" fo:font-family="'Noto Sans'" style:font-style-name="Gras" style:font-family-generic="swiss" style:font-pitch="variable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Fira Code" fo:font-family="'Fira Code'" style:font-style-name="Normal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1" fo:font-family="'Noto Sans'" style:font-style-name="Gras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Noto Sans" fo:font-family="'Noto Sans'" style:font-style-name="Normal" style:font-family-generic="swiss" style:font-pitch="variable"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1-24T19:41:05.819600935</dc:date>
    <meta:editing-duration>PT2H12M4S</meta:editing-duration>
    <meta:editing-cycles>10</meta:editing-cycles>
    <meta:generator>LibreOffice/6.0.7.3.0$Linux_X86_64 LibreOffice_project/00m0$Build-3</meta:generator>
    <meta:document-statistic meta:table-count="0" meta:image-count="0" meta:object-count="0" meta:page-count="2" meta:paragraph-count="34" meta:word-count="498" meta:character-count="2947" meta:non-whitespace-character-count="2507"/>
  </office:meta>
</office:document-meta>
</file>